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Standard">
      <style:paragraph-properties fo:margin-top="0mm" fo:margin-bottom="0mm"/>
      <style:text-properties fo:font-size="2pt" style:font-size-asian="2pt" style:font-size-complex="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2" style:family="paragraph" style:parent-style-name="Text_20_body" style:list-style-name="">
      <style:paragraph-properties fo:margin-left="0mm" fo:margin-right="0mm" fo:text-indent="0mm" style:auto-text-indent="false"/>
    </style:style>
    <style:style style:name="P13" style:family="paragraph" style:parent-style-name="Text_20_body" style:list-style-name="L1"/>
    <style:style style:name="P14" style:family="paragraph" style:parent-style-name="Text_20_body" style:list-style-name="L1">
      <style:text-properties fo:font-style="normal" style:text-underline-style="none" style:font-style-asian="normal" style:font-style-complex="normal"/>
    </style:style>
    <style:style style:name="P15" style:family="paragraph" style:parent-style-name="Text_20_body">
      <style:text-properties style:text-underline-style="none"/>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3">
      <style:text-properties style:text-underline-style="none"/>
    </style:style>
    <style:style style:name="P19" style:family="paragraph" style:parent-style-name="Contents_20_1">
      <style:paragraph-properties>
        <style:tab-stops>
          <style:tab-stop style:position="154.01mm" style:type="right" style:leader-style="dotted" style:leader-text="."/>
        </style:tab-stops>
      </style:paragraph-properties>
    </style:style>
    <style:style style:name="P20" style:family="paragraph" style:parent-style-name="Contents_20_2">
      <style:paragraph-properties>
        <style:tab-stops>
          <style:tab-stop style:position="150.02mm" style:type="right" style:leader-style="dotted" style:leader-text="."/>
        </style:tab-stops>
      </style:paragraph-properties>
    </style:style>
    <style:style style:name="P21" style:family="paragraph" style:parent-style-name="Heading_20_4">
      <style:text-properties style:text-underline-style="none"/>
    </style:style>
    <style:style style:name="P22" style:family="paragraph" style:parent-style-name="List_20_1">
      <style:text-properties fo:font-weight="normal" style:font-weight-asian="normal" style:font-weight-complex="normal"/>
    </style:style>
    <style:style style:name="P23" style:family="paragraph" style:parent-style-name="List_20_1">
      <style:text-properties style:text-underline-style="none"/>
    </style:style>
    <style:style style:name="P24" style:family="paragraph" style:parent-style-name="List_20_1">
      <style:text-properties style:text-underline-style="none" fo:font-weight="normal" style:font-weight-asian="normal" style:font-weight-complex="normal"/>
    </style:style>
    <style:style style:name="P25" style:family="paragraph" style:parent-style-name="List_20_1">
      <style:text-properties style:text-underline-style="none" fo:font-weight="bold" style:font-weight-asian="bold" style:font-weight-complex="bold"/>
    </style:style>
    <style:style style:name="P26" style:family="paragraph" style:parent-style-name="Contents_20_4">
      <style:paragraph-properties>
        <style:tab-stops>
          <style:tab-stop style:position="140.04mm" style:type="right" style:leader-style="dotted" style:leader-text="."/>
        </style:tab-stops>
      </style:paragraph-properties>
    </style:style>
    <style:style style:name="P27" style:family="paragraph" style:parent-style-name="Contents_20_3">
      <style:paragraph-properties>
        <style:tab-stops>
          <style:tab-stop style:position="145.03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color="#000000" style:font-name="Times New Roman" fo:font-size="10pt" fo:letter-spacing="normal" fo:font-style="normal" fo:font-weight="normal" style:font-size-asian="10pt" style:font-size-complex="10pt"/>
    </style:style>
    <style:style style:name="T17" style:family="text">
      <style:text-properties style:use-window-font-color="true" style:font-name="Times New Roman"/>
    </style:style>
    <style:style style:name="T18" style:family="text">
      <style:text-properties style:use-window-font-color="true" style:font-name="Times New Roman" fo:font-weight="normal" style:font-weight-asian="normal" style:font-weight-complex="normal"/>
    </style:style>
    <style:style style:name="T19" style:family="text">
      <style:text-properties fo:font-size="12pt" style:font-size-asian="12pt" style:font-size-complex="12pt"/>
    </style:style>
    <style:style style:name="T20" style:family="text">
      <style:text-properties fo:font-weight="bold" style:font-weight-asian="bold" style:font-weight-complex="bold"/>
    </style:style>
    <style:style style:name="T21" style:family="text">
      <style:text-properties style:font-name="Times New Roman" fo:font-size="10pt" style:font-size-asian="10pt" style:font-size-complex="10pt"/>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494389924" text:style-name="List_20_1">
            <text:list-item>
              <text:p text:style-name="P19">Obsah<text:tab/>1</text:p>
            </text:list-item>
            <text:list-item>
              <text:p text:style-name="P19">1 Úvod<text:tab/>4</text:p>
            </text:list-item>
            <text:list-item>
              <text:p text:style-name="P19">2 WebArchiv<text:tab/>5</text:p>
            </text:list-item>
          </text:list>
          <text:p text:style-name="P20">2.1 O WebArchivu<text:tab/>5</text:p>
          <text:p text:style-name="P20">2.2 Vývoj projektu<text:tab/>6</text:p>
          <text:p text:style-name="P27">2.2.1 Rok 2000<text:tab/>6</text:p>
          <text:p text:style-name="P27">2.2.2 Rok 2001<text:tab/>6</text:p>
          <text:p text:style-name="P27">2.2.3 Rok 2002<text:tab/>7</text:p>
          <text:p text:style-name="P27">2.2.4 Rok 2003<text:tab/>7</text:p>
          <text:p text:style-name="P27">2.2.5 Rok 2004<text:tab/>7</text:p>
          <text:p text:style-name="P27">2.2.6 Rok 2005<text:tab/>7</text:p>
          <text:p text:style-name="P27">2.2.7 Rok 2006<text:tab/>7</text:p>
          <text:p text:style-name="P27">2.2.8 Rok 2007<text:tab/>8</text:p>
          <text:p text:style-name="P27">2.2.9 Rok 2008<text:tab/>8</text:p>
          <text:p text:style-name="P27">2.2.10 Rok 2009<text:tab/>9</text:p>
          <text:p text:style-name="P27">2.2.11 Rok 2010<text:tab/>9</text:p>
          <text:p text:style-name="P27">2.2.12 Rok 2011<text:tab/>9</text:p>
          <text:p text:style-name="P20">2.3 Současný obsah databáze<text:tab/>10</text:p>
          <text:p text:style-name="P20">2.4 Další informace o projektu<text:tab/>11</text:p>
          <text:p text:style-name="P27">2.4.1 Creative Commons<text:tab/>11</text:p>
          <text:p text:style-name="P27">2.4.2 Partneři projektu<text:tab/>11</text:p>
          <text:p text:style-name="P27">2.4.3 Nasmlouvané webové zdroje<text:tab/>12</text:p>
          <text:p text:style-name="P27">2.4.4 Internet Archive<text:tab/>12</text:p>
          <text:p text:style-name="P27">2.4.5 Další spolupráce<text:tab/>13</text:p>
          <text:p text:style-name="P27">2.4.6 Dostupnost informací<text:tab/>13</text:p>
          <text:p text:style-name="P27">2.4.7 Kritéria výběru webových zdrojů<text:tab/>14</text:p>
          <text:p text:style-name="P26">2.4.7.1 Plošná archivace – harvesting<text:tab/>14</text:p>
          <text:p text:style-name="P26">2.4.7.2 Výběrový přístup – konspekt<text:tab/>15</text:p>
          <text:p text:style-name="P26">2.4.7.3 Tematické sbírky<text:tab/>15</text:p>
          <text:p text:style-name="P20">2.5 Starší práce na téma WebArchiv<text:tab/>16</text:p>
          <text:p text:style-name="P27">2.5.1 Systém pro správu procesu archivace webových informačních zdrojů<text:tab/>16</text:p>
          <text:p text:style-name="P27">2.5.2 Identifikace a omezení přístupu k „nevhodným“ stránkám ve webovém archivu<text:tab/>16</text:p>
          <text:p text:style-name="P27">2.5.3 Rozpoznání a archivace českého webu mimo národní doménu<text:tab/>16</text:p>
          <text:p text:style-name="P27">2.5.4 Implementace OAI-PMH pro český WebArchiv<text:tab/>17</text:p>
          <text:p text:style-name="P27">2.5.5 Bibliografický popis elektronických online zdrojů v zahraniční a domácí katalogizační praxi<text:tab/>17</text:p>
          <text:p text:style-name="P27">2.5.6 Zpřístupnění archivu českého webu<text:tab/>17</text:p>
          <text:p text:style-name="P27">2.5.5 Strategie archivace elektronických online zdrojů a politika jejich výběru do digitálního archivu (se zaměřením na český systém WebArchiv)<text:tab/>18</text:p>
          <text:p text:style-name="P20">2.6 Nástroje související s projektem WebArchiv<text:tab/>19</text:p>
          <text:p text:style-name="P27">2.6.1 APACHE TOMCAT<text:tab/>19</text:p>
          <text:p text:style-name="P27">2.6.2 ARCRetriever<text:tab/>19</text:p>
          <text:p text:style-name="P27"><text:soft-page-break/>2.6.3 DeDuplicator<text:tab/>19</text:p>
          <text:p text:style-name="P27">2.6.4 Generátor URN<text:tab/>19</text:p>
          <text:p text:style-name="P27">2.6.5 HERITRIX<text:tab/>19</text:p>
          <text:p text:style-name="P27">2.6.6 ImpEval <text:tab/>20</text:p>
          <text:p text:style-name="P27">2.6.7 NutchWAX<text:tab/>20</text:p>
          <text:p text:style-name="P27">2.6.8 WA ADMIN<text:tab/>20</text:p>
          <text:p text:style-name="P27">2.6.9 WA-CZ<text:tab/>20</text:p>
          <text:p text:style-name="P27">2.6.10 Wayback<text:tab/>21</text:p>
          <text:p text:style-name="P27">2.6.11 WebAnalyzer<text:tab/>21</text:p>
          <text:p text:style-name="P27">2.6.12 Web Curator Tool<text:tab/>21</text:p>
          <text:list xml:id="list794836915" text:continue-numbering="true" text:style-name="List_20_1">
            <text:list-item>
              <text:p text:style-name="P19">3 Archivační formáty<text:tab/>22</text:p>
            </text:list-item>
          </text:list>
          <text:p text:style-name="P20">3.1 Úvod<text:tab/>22</text:p>
          <text:p text:style-name="P20">3.2 Formát nedlib<text:tab/>23</text:p>
          <text:p text:style-name="P27">3.2.1 Popis standardu nedlib<text:tab/>23</text:p>
          <text:p text:style-name="P27">3.2.2 Výhody nedlib<text:tab/>23</text:p>
          <text:p text:style-name="P27">3.2.3 Nevýhody nedlib<text:tab/>23</text:p>
          <text:p text:style-name="P27">3.2.4 Užití v praxi ve WebArchivu<text:tab/>23</text:p>
          <text:p text:style-name="P20">3.3 Formát arc<text:tab/>24</text:p>
          <text:p text:style-name="P27">3.3.1 Popis standardu arc<text:tab/>24</text:p>
          <text:p text:style-name="P27">3.3.2 Výhody arc<text:tab/>24</text:p>
          <text:p text:style-name="P27">3.3.3 Nevýhody arc<text:tab/>24</text:p>
          <text:p text:style-name="P27">3.3.4 Užití v praxi ve WebArchivu<text:tab/>25</text:p>
          <text:p text:style-name="P20">3.4 Formát warc<text:tab/>26</text:p>
          <text:p text:style-name="P27">3.4.1 Popis standardu warc<text:tab/>26</text:p>
          <text:p text:style-name="P27">3.4.2 Výhody warc<text:tab/>26</text:p>
          <text:p text:style-name="P27">3.4.3 Nevýhody warc<text:tab/>27</text:p>
          <text:p text:style-name="P27">3.4.4 Plánované využití<text:tab/>28</text:p>
          <text:p text:style-name="P27">3.4.5 Deduplikace souborů<text:tab/>28</text:p>
          <text:list xml:id="list2150076348" text:continue-numbering="true" text:style-name="List_20_1">
            <text:list-item>
              <text:p text:style-name="P19">4 Migrace archivu z formátu arc do formátu warc<text:tab/>29</text:p>
            </text:list-item>
          </text:list>
          <text:p text:style-name="P20">4.1 O migraci<text:tab/>29</text:p>
          <text:p text:style-name="P27">4.1.1 Úvod<text:tab/>29</text:p>
          <text:p text:style-name="P27">4.1.2 Britská knihovna<text:tab/>29</text:p>
          <text:p text:style-name="P20">4.2 Použité nástroje<text:tab/>30</text:p>
          <text:p text:style-name="P27">4.2.1 JHOVE<text:tab/>30</text:p>
          <text:p text:style-name="P27">4.2.2 JHOVE2<text:tab/>30</text:p>
          <text:p text:style-name="P26">4.2.2.1 Úvod<text:tab/>30</text:p>
          <text:p text:style-name="P26">4.2.2.2 Podrobnější informace<text:tab/>31</text:p>
          <text:p text:style-name="P27">4.2.3 Jpype<text:tab/>33</text:p>
          <text:p text:style-name="P20">4.3 Testování migračních nástrojů<text:tab/>34</text:p>
          <text:p text:style-name="P27">4.3.1 WARC-TOOLS<text:tab/>34</text:p>
          <text:p text:style-name="P26">4.3.1.1 Kompatibilita s ostatními nástroji<text:tab/>34</text:p>
          <text:p text:style-name="P26">4.3.1.2 Další parametry<text:tab/>35</text:p>
          <text:p text:style-name="P27">4.3.2 WARC-TOOLS / hanzo<text:tab/>35</text:p>
          <text:p text:style-name="P26">4.3.2.1 Kompatibilita s ostatními nástroji<text:tab/>35</text:p>
          <text:p text:style-name="P26">4.3.2.2 Další parametry<text:tab/>35</text:p>
          <text:p text:style-name="P27">4.3.3 WARC-TOOLS / kpk09<text:tab/>36</text:p>
          <text:p text:style-name="P26"><text:soft-page-break/>4.3.3 1 Kompatibilita s ostatními nástroji<text:tab/>36</text:p>
          <text:p text:style-name="P26">4.3.3.2 Další parametry<text:tab/>36</text:p>
          <text:p text:style-name="P20">4.4 Podobnost WARCTOOLS / hanzo s kpk09<text:tab/>37</text:p>
          <text:p text:style-name="P27">4.4.1 Porovnání výstupů pro stejné vstupy<text:tab/>37</text:p>
          <text:p text:style-name="P27">4.4.2 Porovnání zdrojového kódu<text:tab/>37</text:p>
          <text:p text:style-name="P20">4.5 Závěry z porovnávání nástrojů<text:tab/>39</text:p>
          <text:p text:style-name="P20">4.6 Implementace úprav v migračních nástrojích<text:tab/>40</text:p>
          <text:p text:style-name="P27">4.6.1 Úvod<text:tab/>40</text:p>
          <text:p text:style-name="P27">4.6.2 Úprava JHOVE2<text:tab/>40</text:p>
          <text:p text:style-name="P27">4.6.2 Úprava WARCTOOLS. / hanzo<text:tab/>40</text:p>
          <text:p text:style-name="P20">4.7 Výstupy z analýzy obsahu převáděných archivů<text:tab/>42</text:p>
          <text:list xml:id="list348886011" text:continue-numbering="true" text:style-name="List_20_1">
            <text:list-item>
              <text:p text:style-name="P19">5 Závěr<text:tab/>43</text:p>
            </text:list-item>
            <text:list-item>
              <text:p text:style-name="P19">Seznam literatury<text:tab/>44</text:p>
            </text:list-item>
            <text:list-item>
              <text:p text:style-name="P19">Přílohy<text:tab/>48</text:p>
            </text:list-item>
          </text:list>
        </text:index-body>
      </text:table-of-content>
      <text:p text:style-name="P11"/>
      <text:h text:style-name="P16" text:outline-level="1">1 Úvod</text:h>
      <text:p text:style-name="Text_20_body">V dnešní době je internet jedním z hlavních zdrojů a nositelů informací. Každým dnem vzniká velké množství nových elektronických dokumentů. Takové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6">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6">Jedním ze základních problému je samotné uchovávání datového archivu. Každým rokem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6">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6">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6">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6"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Projekt vznikl roku 2000 v rámci projektu Registrace, ochrana a zpřístupnění domácích elektronických zdrojů v síti Internet. Jeho cílem je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744769527"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17" text:outline-level="2">2.2 Vývoj projektu</text:h>
      <text:p text:style-name="Text_20_body">Pokusím se předvést cíle a vývoj projektu v průběhu jeho řešení. V počátcích projektu bylo nejprve potřeba stanovit základní parametry projektu a dlouhodobé cíle. V průběhu řešení pak docházelo hlavně k formulaci nových cílů, výzkumu nových technologií a vznikla i potřeba pro adaptování se na nové trendy a technologi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důležité připravit podmínky, které by umožnili samotné zpracovávání české národní bibliografie a zajistit její dlouhodobé ukládání. Následně bylo potřeba vyřešit organizační otázky týkající se získávání nových dokumentů.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v rámci jiných projektů a institucí, protože čerpání zkušeností od jiných řešitelů podobných projektů je výhodné a může ušetřit spoustu práce do budoucna.</text:p>
      <text:p text:style-name="Text_20_body">Začalo samotné shromažďování internetových zdrojů. Zásadní byla otázka archivace sklizených dat, řešitelé potřebovali, pro dlouhodobou archivaci a práci s daty, zvolit vhodný formát uchovávání metadat stažených souborů. Zvolili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lokalizován pro české zdroje. P<text:span text:style-name="T1">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text:soft-page-break/>2.2.3 Rok 2002</text:h>
      <text:p text:style-name="Text_20_body">Činnost řešitelů byla především zaměřena na vývoj používaného softwaru. Za cíl měli vytvoření vyhledávací struktury a tím zpřístupnění zálohovaných webových zdrojů. Řešitelé neustále mapovali situaci v legislativě týkající se archivace zdrojů a v souvislosti tím došlo k vytvoření vzorových smluv s majiteli webových zdrojů. Pro nedostatek pracovních a finančních kapacit se odstoupilo od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2.2.4 Rok 2003</text:h>
      <text:p text:style-name="P2">Zpráva pro tento rok není zpracována, jelikož na ní řešitelé doposud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s názvem<text:span text:style-name="T8"> Budování vzájemně kompatibilních 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 Bylo potřeba monitorovat vývoj technologií – zejména standardů pro metadata a formáty. Byly budovány tématické brány a konspekt. WebArchiv užíval nástroje jako NEDLIB, Heritrix. <text:span text:style-name="T7">[7]</text:span></text:p>
      <text:h text:style-name="Heading_20_3" text:outline-level="3">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7">[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text:soft-page-break/>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2.2.8 Rok 2007</text:h>
      <text:p text:style-name="Text_20_body">Řešitelské upravili webové stránky projektu. Důraz byl kladen hlavně na uživatelskou přívětivost. Z webu je od té doby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7"> </text:span><text:span text:style-name="Strong_20_Emphasis"><text:span text:style-name="T7">Rozpoznání a archivace českého webu mimo národní doménu, kterou zpracoval Ivan Vlček. [27] </text:span></text:span>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také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text:soft-page-break/>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2.2.10 Rok 2009</text:h>
      <text:p text:style-name="Text_20_body">Řešitelé měli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Devět výběrových sklizní,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2.2.11 Rok 2010</text:h>
      <text:p text:style-name="Text_20_body">Pokračovalo spravování serverů a diskového pole v ÚVT MU a Centrálním depozitáři NK v Hostivaři. Byly Doinstalovány dva nové VMWARE servery. Pokračovalo pravidelné zálohováni archivu. Probíhala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devět výběrových sklizní.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saní této bakalářské práce nebyla zpráva dostupná.</text:p>
      <text:h text:style-name="P17"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 TB dat.</text:p>
      <text:p text:style-name="Text_20_body">Údaje v tabulce odpovídají zprávám, které WebArchiv pravidelně publikuje. Čísla však nemusí být úplně přesná – například z důvodu havárie v roce 2007.</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klizeň</text:p>
          </table:table-cell>
          <table:table-cell table:style-name="Table1.A1" office:value-type="string">
            <text:p text:style-name="P9">Počet souborů</text:p>
          </table:table-cell>
          <table:table-cell table:style-name="Table1.A1" office:value-type="string">
            <text:p text:style-name="P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0">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2" text:outline-level="2"/>
      <text:h text:style-name="P17" text:outline-level="2">2.4 Další informace o projektu</text:h>
      <text:p text:style-name="Text_20_body">Zde nabízím přehled dalších důležitých problému a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2.4.2 Partneři projektu</text:h>
      <text:p text:style-name="P5">Hlavní partneři projektu WebArchiv jsou: [20]</text:p>
      <text:list xml:id="list185047203" text:continue-numbering="true" text:style-name="List_20_1">
        <text:list-item>
          <text:p text:style-name="P22"><text:span text:style-name="T20">Moravská zemská knihovna</text:span><text:note text:id="ftn10" text:note-class="footnote"><text:note-citation>10</text:note-citation><text:note-body><text:p text:style-name="Footnote">Bližší informace o Moravské zemské knihovně dostupné online na adrese http://www.mzk.cz</text:p></text:note-body></text:note> – provádí výzkum, má za úkol zveřejňovat výsledky výzkumu a publikuje informaci o projektu. Jejím zřizovatelem je Ministerstvo kultury ČR.</text:p>
        </text:list-item>
        <text:list-item>
          <text:p text:style-name="P22"><text:soft-page-break/><text:span text:style-name="T20">UVT Masarykovy univerzity</text:span><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22"><text:span text:style-name="T20">CZ.NIC</text:span><text:note text:id="ftn12" text:note-class="footnote"><text:note-citation>12</text:note-citation><text:note-body><text:p text:style-name="Footnote">Bližší informace o organizaci <text:span text:style-name="T7">CZ.NIC</text:span> dostupné online <text:s/>na adrese http://www.nic.cz/</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3] O politice přijímání nových zdrojů více v části práce věnující se kritériím sklizní.</text:span></text:p>
      <text:h text:style-name="Heading_20_3" text:outline-level="3">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text:soft-page-break/>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8">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další dokumenty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9">.</text:span></text:p>
      <text:p text:style-name="P2"><text:soft-page-break/>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text:soft-page-break/>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17" text:outline-level="2">2.5 Starší práce na téma WebArchiv</text:h>
      <text:p text:style-name="Text_20_body">V této kapitole se zaměřím na diplomové a bakalářské práce, které se týkají WebArchivu. Pokusím se ukázat jejich přínos a význam.</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a právním rámcem archivace webových zdrojů.</text:p>
      <text:p text:style-name="Text_20_body">Dále analyzuje používané nástroje. Konkrétně nástroj Heritrix, WayBack a AutoContractMarker. Následně analyzuje WA Admin. Výsledkem analýzy je popis nedostatků. Autor má zejména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tedy vytvořit vlastní nástroj. Tomu předchází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7">Autorem bakalářské práce je Filip Kusalík, který ji dokončil v roce 2009. Cílem bylo vytvořit nástroj, který identifikuje webové zdroje v archivu, jenž podle zákona není možné uchovávat. Autor ve své práci provede návrh nástroje a také ho implementuje. ImpEval je implementovaný v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7">Bakalářskou práci vypracoval v roce 2008 Ivan Vlček v programovacím jazyce Java a jejím výstupem byl nástroj WebAnalyzer, který v současné chvíli WebArchiv využívá </text:span></text:span><text:soft-page-break/><text:span text:style-name="Strong_20_Emphasis"><text:span text:style-name="T7">jako zásuvný modul nástroje Heritrix. Na začátku své práce autor provádí analýzu používaných nástrojů, se kterými bude muset WebAnalyzer spolupracovat. Zbytek práce je věnován analýze a návrhu WebAnalyzeru. Řešitel musel navrhnout aplikaci, i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 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7">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 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7">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text:soft-page-break/>představuje svojí implementaci. Práce byla implementována v jazyce Java a začleněna mezi ostatní nástroje. [30]</text:p>
      <text:h text:style-name="Heading_20_3" text:outline-level="3"><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17" text:outline-level="2">2.6 Nástroje související s projektem WebArchiv</text:h>
      <text:p text:style-name="Text_20_body">V této kapitolo představuji základní nástroje, které jsou používané v rámci provozu a vývoje projekt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8">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19"> vyvíjí</text:span><text:span text:style-name="T15"> National and University Library of Iceland a je volně dostupný</text:span><text:span text:style-name="T15"><text:note text:id="ftn22" text:note-class="footnote"><text:note-citation>22</text:note-citation><text:note-body><text:p text:style-name="Footnote">Webové stránky nástroje DeDuplicator dostupné online na adrese http://deduplicator.sourceforge.net/</text:p></text:note-body></text:note></text:span><text:span text:style-name="T15">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text:soft-page-break/>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 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7">Filipem Kusalíkem v roce 2009 s názvem Identifikace a omezení přístupu k „nevhodným“ stránkám ve webovém archivu.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Nástroj používá WebArchiv pro fulltextové vyhledávání ve svém archivu. Je napojen na nástroj WayBack, který nenabízí možnost fulltextového vyhledávání v archivu. Nástroj byl v projektu WebArchiv používán v kombinaci s nástroji WERA a ARCRetriever. <text:span text:style-name="T13">NutchWAX je součást projektu</text:span><text:span text:style-name="T13"><text:note text:id="ftn26" text:note-class="footnote"><text:note-citation>26</text:note-citation><text:note-body><text:p text:style-name="Footnote">Webové stránky projektu NutchWAX dostupné online na adrese http://archive-access.sourceforge.net/projects/nutch/</text:p></text:note-body></text:note></text:span><text:span text:style-name="T13"> Nutch, který zahrnuje nástroje pro archivaci a vyhledávání webových zdrojů včetně práce s arc soubory. Nutch nabízí komplexní řešení archivace webových zdrojů.</text:span></text:p>
      <text:h text:style-name="Heading_20_3" text:outline-level="3">2.6.8 WA ADMIN</text:h>
      <text:p text:style-name="P4"><text:span text:style-name="T17">V roce 2009 realizoval Adam Brokeš WA Admin v2 v rámci své bakalářské práce s názvem Systém pro správu procesu archivace webových informačních zdrojů</text:span><text:span text:style-name="T17">.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text:soft-page-break/>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7">Nástroj, který pro WebArchiv vytvořil Ivan Vlček v rámci své bakalářské práce s názvem </text:span><text:span text:style-name="Strong_20_Emphasis"><text:span text:style-name="T7">Rozpoznání a archivace českého webu mimo národní doménu</text:span></text:span><text:span text:style-name="T7"> v roce 2008</text:span><text:span text:style-name="Strong_20_Emphasis"><text:span text:style-name="T7">. Nástroj se v současné době používá. [27]</text:span></text:span></text:p>
      <text:h text:style-name="Heading_20_3" text:outline-level="3">2.6.12 Web Curator Tool</text:h>
      <text:p text:style-name="P4"><text:span text:style-name="T17">Nástroj vyvinutý</text:span><text:span text:style-name="T17"><text:note text:id="ftn29" text:note-class="footnote"><text:note-citation>29</text:note-citation><text:note-body><text:p text:style-name="Footnote">Webové stránky projektu Web Curator Tool dostupné online na adrese http://webcurator.sourceforge.net/</text:p></text:note-body></text:note></text:span><text:span text:style-name="T17"> v roce 2006</text:span><text:span text:style-name="T14"> National Library of New Zealand a The British Library. Nástroj slouží k řízení a stahování webových zdrojů. Stejně jako Dánský NetarchiveSuite používá Heritrix, na rozdíl od NetarchiveSuite je Heritrix jeho součástí.</text:span></text:p>
      <text:h text:style-name="P16"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17"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3.2.2 Výhody nedlib</text:h>
      <text:list xml:id="list1498069001"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text:h>
      <text:list xml:id="list632537100"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17"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 V současné době WebArchiv při sklízen webových zdrojů, pomocí nástroje Heritrix, používá právě arc soubory komprimované do formátu GZip. Tuto komprimaci zajišťuje přímo nástroj Heritrix. Archivy mají typicky velikost 100 MB, pouze při archivaci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3.3.2 Výhody arc</text:h>
      <text:list xml:id="list1267628227" text:continue-numbering="true" text:style-name="List_20_1">
        <text:list-item>
          <text:p text:style-name="List_20_1">Na rozdíl od formátu nedlib je soubor dobře čitelný – soubory stažených webových zdrojů jsou ukládány v archivech a členěny.</text:p>
        </text:list-item>
        <text:list-item>
          <text:p text:style-name="P24">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text:h>
      <text:list xml:id="list916528359"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 MB archivech jde o velkou režii. Pokud ovšem není vytvořen index souborů uvnitř archivu, pomocí kterého se dozvíme na jaké pozici v archivu se který soubor nachází. Pak není potřeba arc soubor sekvenčně procházet, ale <text:soft-page-break/>stačí pouze otevřít archiv a posunout ukazatel na správné místo [30].</text:p>
        </text:list-item>
      </text:list>
      <text:h text:style-name="Heading_20_3" text:outline-level="3">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17" text:outline-level="2">3.4 Formát warc</text:h>
      <text:h text:style-name="Heading_20_3" text:outline-level="3">3.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již delší dobu.</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2">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2">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3.4.2 Výhody warc</text:h>
      <text:list xml:id="list1942977508"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pan text:style-name="T1">pravděpodobností i budoucnosti.</text:span></text:p>
        </text:list-item>
        <text:list-item>
          <text:p text:style-name="List_20_1">Ve warc archivech se neukládají archivované soubory duplicitně. Pokud již <text:soft-page-break/>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23">Na rozdíl od arc archivů umožňují warc archivy ukládat nejen http odezvy, ale také původní požadavky.</text:p>
        </text:list-item>
        <text:list-item>
          <text:p text:style-name="P23">Warc umí pracovat s více protokoly: HTTP, FTP, NNTP a SMTP.</text:p>
        </text:list-item>
        <text:list-item>
          <text:p text:style-name="P23">Warc umožňují ukládat větší škálu metadat. Je možné přidávat metadata podle vlastních potřeby, což se může využít při speciálních požadavcích určených vnitřní politikou ukládání souborů.</text:p>
        </text:list-item>
        <text:list-item>
          <text:p text:style-name="P24">Nativně umožňuje kompresi dat.</text:p>
        </text:list-item>
        <text:list-item>
          <text:p text:style-name="P24"><text:span text:style-name="T8">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8"><text:note text:id="ftn35" text:note-class="footnote"><text:note-citation>35</text:note-citation><text:note-body><text:p text:style-name="Footnote">Popis RFC standardu SHA-1 dostupný online na adrese http://tools.ietf.org/html/rfc3174</text:p></text:note-body></text:note></text:span><text:span text:style-name="T8"> hashovací funkcí pro jednoznačné určení stažených dokumentů.</text:span></text:p>
        </text:list-item>
      </text:list>
      <text:h text:style-name="Heading_20_3" text:outline-level="3">3.4.3 Nevýhody warc</text:h>
      <text:list xml:id="list1113076769" text:continue-numbering="true" text:style-name="List_20_1">
        <text:list-item>
          <text:p text:style-name="P23">Neobsahují samoopravný kód – pokud se archiv poruší tak není možné rekonstruovat jeho obsah. To však není dáno vlastnostmi warc archivů, ale tím, že archivy se po vytvoření ještě komprimují nástrojem GZIP.</text:p>
        </text:list-item>
        <text:list-item>
          <text:p text:style-name="P23">Prozatím není vyřešeno, jak efektivně využít možnost ukládání větší škály metadat. Za tímto účelem bude nutno provést další studie.</text:p>
        </text:list-item>
        <text:list-item>
          <text:p text:style-name="P23">Prozatím nejsou implementovány nutné nástroje na práci s warc soubory. Před jejich zavedením v projektu WebArchiv bude potřeba tyto nástroje implementovat.</text:p>
        </text:list-item>
        <text:list-item>
          <text:p text:style-name="P23">Zpětná převoditelnost z warc do arc není prozatím triviálně možná. [33] Tím pádem se nedají případné nové sklizně ve formátu warc zařadit ke starým <text:soft-page-break/>sklizním ve formátu arc.</text:p>
        </text:list-item>
        <text:list-item>
          <text:p text:style-name="P23">Převod celého archivu do formátu warc bude časově a výpočetně velmi náročný a jakákoliv chyba může znamenat ztrátu dat.</text:p>
        </text:list-item>
      </text:list>
      <text:h text:style-name="Heading_20_3" text:outline-level="3">3.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5 Deduplikace souborů</text:h>
      <text:h text:style-name="P16"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příloha Q]</text:p>
      <text:h text:style-name="P17" text:outline-level="2">4.2 Použité nástroje</text:h>
      <text:p text:style-name="Text_20_body">Kromě samotných nástrojů pro migrci arc archivů jsem používal i jiné nástroje, zde podávám jejich přehled.</text:p>
      <text:h text:style-name="P18"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6"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7" text:note-class="footnote"><text:note-citation>37</text:note-citation><text:note-body><text:p text:style-name="Footnote">Webové stránky projektu JHOVE dostupné online na adrese http://sourceforge.net/projects/jhove/</text:p></text:note-body></text:note>.</text:p>
      <text:h text:style-name="P18" text:outline-level="3">4.2.2 JHOVE2</text:h>
      <text:h text:style-name="P21" text:outline-level="4">4.2.2.1 Úvod</text:h>
      <text:p text:style-name="Text_20_body"><text:span text:style-name="T1">Program je novější verzí již zmíněného programu JHOVE. Slouží k validaci </text:span><text:span text:style-name="T1">a identifikaci souborů. Program je vyvíjen v mnoha variantách</text:span><text:span text:style-name="T1"><text:note text:id="ftn38"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Je vyvíjen JHOVE2 </text:span><text:soft-page-break/><text:span text:style-name="T1">Project 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39" text:note-class="footnote"><text:note-citation>39</text:note-citation><text:note-body><text:p text:style-name="Footnote">Webová stránka projektu JHOVE2 dostupná online na adrese https://bitbucket.org/jhove2/</text:p></text:note-body></text:note> a dále verzi určenou pro validaci testování souborů<text:note text:id="ftn40"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21" text:outline-level="4">4.2.2.2 Podrobnější informace<text:note text:id="ftn41" text:note-class="footnote"><text:note-citation>41</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text:span><text:span text:style-name="T5">about that source unit that is indicative of its significant nature and useful for purposes of classification, analysis, and use.</text:span><text:span text:style-name="T2">“ [příloha AF]</text:span></text:p>
      <text:p text:style-name="P3">Charakterizace se skládá ze čtyř procedur:</text:p>
      <text:list xml:id="list590574938" text:continue-numbering="true" text:style-name="List_20_1">
        <text:list-item>
          <text:p text:style-name="P22"><text:span text:style-name="T3">Identifikace</text:span><text:span text:style-name="T1"> – určení formátu objektu.</text:span></text:p>
        </text:list-item>
        <text:list-item>
          <text:p text:style-name="P25"><text:soft-page-break/>Feature extraction (extrakce rysů)<text:span text:style-name="T7"> – určení charakteristických rysů objektu.</text:span></text:p>
        </text:list-item>
        <text:list-item>
          <text:p text:style-name="P22"><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7">Mezi další přednosti programu patří <text:span text:style-name="T7">[příloha AF]:</text:span></text:p>
      <text:list xml:id="list608716066" text:style-name="L1">
        <text:list-item>
          <text:p text:style-name="P14">Modulární architektura a práce s plug-iny</text:p>
        </text:list-item>
        <text:list-item>
          <text:p text:style-name="P14">Jednoduché API a design základních modulů</text:p>
        </text:list-item>
        <text:list-item>
          <text:p text:style-name="P14">Bufferovaní I/O operací</text:p>
        </text:list-item>
        <text:list-item>
          <text:p text:style-name="P14">Internacionalizovaný výstup: podporuje více formátů – JSON, XML, text.</text:p>
        </text:list-item>
        <text:list-item>
          <text:p text:style-name="P14">Široká možnost konfigurace nástroje</text:p>
        </text:list-item>
        <text:list-item>
          <text:p text:style-name="P14">Kompletní dokumentace nástroje</text:p>
        </text:list-item>
        <text:list-item>
          <text:p text:style-name="P13"><text:span text:style-name="T9">Široká škála rozpoznatelných objektů</text:span><text:span text:style-name="T10"><text:note text:id="ftn42" text:note-class="footnote"><text:note-citation>42</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pan text:style-name="T9">Hlavní předností nástroje je samozřejmě široká škála typů souborů, které dokáže identifikovat a valido</text:span><text:span text:style-name="T10">vat. Identifikovat dokáže JHOVE2 všechny objekty obsažené v databázi PRONOM</text:span><text:span text:style-name="T10"><text:note text:id="ftn43" text:note-class="footnote"><text:note-citation>43</text:note-citation><text:note-body><text:p text:style-name="Footnote">Organizace zabývající se problematikou souborových formátů a softwarových produků s nimi souvisejících. Webové stránky databáze PRONOM dostupné online na adrese http://www.nationalarchives.gov.uk/PRONOM</text:p></text:note-body></text:note></text:span><text:span text:style-name="T10">, respektive objekty, které definují DROID signature files</text:span><text:span text:style-name="T10"><text:note text:id="ftn44" text:note-class="footnote"><text:note-citation>44</text:note-citation><text:note-body><text:p text:style-name="Footnote">DROID (Digital Record Object Identificatio), je nástroj pro automatickou identifikaci formátu soubo<text:span text:style-name="T21">rů</text:span><text:span text:style-name="T16">. Webové stránky nástroje DROID dostupné online na adrese http://droid.sourceforge.net/</text:span></text:p></text:note-body></text:note></text:span><text:span text:style-name="T10"> – jedná se o více než 550 formátů. Výčet typů objektů, které dovede JHOVE2 validovat obsahuje formáty či standardy jako:</text:span><text:span text:style-name="T9"> ICC color profile, JPEG 2000, PDF, SGML, Shapefile, TIFF, UTF-8, WAVE, XML, Zip.</text:span></text:p>
      <text:p text:style-name="P2"><text:span text:style-name="T8">Nástroj tedy poskytuje velký potenciál pro využití v při řešení problému s archivací </text:span><text:soft-page-break/><text:span text:style-name="T8">webových zdrojů. Je podporován a užíván velkým množstvím organizací a dá se říci, že patří mezi uznávaný a standardní nástroj.</text:span></text:p>
      <text:h text:style-name="Heading_20_3" text:outline-level="3">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5" text:note-class="footnote"><text:note-citation>45</text:note-citation><text:note-body><text:p text:style-name="Footnote">Webové stránka projektu dostupná online na adrese http://jpype.sourceforge.net/</text:p></text:note-body></text:note> jeho vývojářů. Jeho využití bylo zásadní pro možnost testování převáděných ARC archivů. V příloze AI je archiv s nástrojem Jpype.</text:p>
      <text:h text:style-name="P17"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6" text:note-class="footnote"><text:note-citation>46</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862870436" text:continue-list="list590574938"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není kompatibilní s ostatními testovanými nástroji.</text:p>
      <text:list xml:id="list1965367259"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text:soft-page-break/>4.3.1.2 Další parametry</text:h>
      <text:list xml:id="list2096112128" text:continue-numbering="true" text:style-name="List_20_1">
        <text:list-item>
          <text:p text:style-name="List_20_1">Výhodou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7" text:note-class="footnote"><text:note-citation>47</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4.3.2.1 Kompatibilita s ostatními nástroji</text:h>
      <text:list xml:id="list1240861913" text:continue-numbering="true" text:style-name="List_20_1">
        <text:list-item>
          <text:p text:style-name="List_20_1">Nástroj WARCDUMP je kompatibilní s ostatními testovanými nástroji.</text:p>
        </text:list-item>
        <text:list-item>
          <text:p text:style-name="List_20_1">Z nástroje zcela vychází nástroj WARC-TOOLS / kpk09.</text:p>
        </text:list-item>
        <text:list-item>
          <text:p text:style-name="List_20_1">Dokumentace nástroje s nástrojem WARC-TOOLS / kpk09 je totožná</text:p>
        </text:list-item>
      </text:list>
      <text:h text:style-name="Heading_20_4" text:outline-level="4">4.3.2.2 Další parametry</text:h>
      <text:list xml:id="list2188049697"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text:soft-page-break/>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8" text:note-class="footnote"><text:note-citation>48</text:note-citation><text:note-body><text:p text:style-name="Footnote">Webové stránky projektu WARC-TOOLS / kpk09 dostupné online na adrese https://bitbucket.org/kpk09/warc-tools/wiki/Home</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21" text:outline-level="4">4.3.3 1 Kompatibilita s ostatními nástroji</text:h>
      <text:list xml:id="list647986527" text:continue-numbering="true" text:style-name="List_20_1">
        <text:list-item>
          <text:p text:style-name="List_20_1">Nástroj WARCDUMP je kompatibilní s ostatními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1" text:outline-level="4">4.3.3.2 Další parametry</text:h>
      <text:list xml:id="list1069317571" text:continue-numbering="true" text:style-name="List_20_1">
        <text:list-item>
          <text:p text:style-name="P23">Nemá napsané skripty pro hromadnou migraci.</text:p>
        </text:list-item>
        <text:list-item>
          <text:p text:style-name="P23">Při převodu arc souborů nepřibalí k souboru data. Je potřeba mu dávat na vstup arc.gz soubory.</text:p>
        </text:list-item>
        <text:list-item>
          <text:p text:style-name="P23">Po otestování na zkušebním vzorku je textový warc soubor, totožný se souborem z WARCTOOLS / hanzo.</text:p>
        </text:list-item>
        <text:list-item>
          <text:p text:style-name="P23">Nástroj je v současné době vyvíjen.</text:p>
        </text:list-item>
        <text:list-item>
          <text:p text:style-name="P23">Nástroj nemá dokončenou dokumentaci. V manuálu stojí, že vytváří „crappy“ warc soubory. Nástroj pro migraci je údajně převzat z nástroje WARCTOOLS. [příloha Z]</text:p>
        </text:list-item>
      </text:list>
      <text:h text:style-name="P17"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9" text:note-class="footnote"><text:note-citation>49</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50" text:note-class="footnote"><text:note-citation>50</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536358656" text:continue-numbering="true" text:style-name="List_20_1">
        <text:list-item>
          <text:p text:style-name="List_20_1">Změny v WARCTOOLS / hanzo, které se neprojevily v druhém nástroji<text:note text:id="ftn51" text:note-class="footnote"><text:note-citation>51</text:note-citation><text:note-body><text:p text:style-name="Footnote">Náhled změn mezi jednotlivými porovnávanými nástroji dostupný online na adrese https://bitbucket.org/kpk09/warc-tools/compare/hanzo/warc-tools..</text:p></text:note-body></text:note>. <text:soft-page-break/>Jde o modifikaci ve 34 souborech.<text:note text:id="ftn52" text:note-class="footnote"><text:note-citation>52</text:note-citation><text:note-body><text:p text:style-name="Footnote">Údaj platný k 11.4.20012.</text:p></text:note-body></text:note></text:p>
        </text:list-item>
        <text:list-item>
          <text:p text:style-name="List_20_1">Změny v WARCTOOLS /kpk09, které se neprojevily v druhém nástroji<text:note text:id="ftn53" text:note-class="footnote"><text:note-citation>53</text:note-citation><text:note-body><text:p text:style-name="Footnote">Náhled změn mezi jednotlivými porovnávanými nástroji dostupný online na adrese https://bitbucket.org/kpk09/warc-tools/compare/..hanzo/warc-tools</text:p></text:note-body></text:note>. Jde o modifikaci v 7 souborech.<text:note text:id="ftn54" text:note-class="footnote"><text:note-citation>54</text:note-citation><text:note-body><text:p text:style-name="Footnote">Údaj platný k 11.4.20012.</text:p></text:note-body></text:note></text:p>
        </text:list-item>
      </text:list>
      <text:h text:style-name="P17" text:outline-level="2">4.5 Závěry z porovnávání nástrojů</text:h>
      <text:p text:style-name="Text_20_body">Na základě porovnání jednotlivých nástrojů, které rozvádím v předcházející kapitole, jsem po poradě se svým vedoucím, mgr. Václevem Roseckým, došel k závěru, že nejlepším nástrojem pro případný převod webového archivu bude nástroj WARCTOOLS / hanzo.</text:p>
      <text:p text:style-name="Text_20_body">Hlavní výhoda tohoto nástroje je to, že je neustále vyvíjen a za jeho vývojem stojí organizace Hanzo Archives.</text:p>
      <text:h text:style-name="P17" text:outline-level="2">4.6 Implementace úprav v migračních nástrojích</text:h>
      <text:h text:style-name="Heading_20_3" text:outline-level="3">4.6.1 Úvod</text:h>
      <text:p text:style-name="Text_20_body">Mým úkolem bylo najít způsob, jak při procesu migrace zjistit obsah převáděného archivu. To znamená, že jsem měl v průběhu migrace provést analýzu obsahu archivu.</text:p>
      <text:p text:style-name="Text_20_body">Z toho důvodu jsem musel provést několik změn nástroji JHOVE2 a nástrojích WARCTOOLS, respektive jsem změnu provedl jen v nástroji W<text:bookmark-start text:name="__DdeLink__1627_1653336233"/>ARCTOOLS. / hanzo<text:bookmark-end text:name="__DdeLink__1627_1653336233"/>. Změna v ostatních nástrojích WARCTOOLS by znamenala obdobné zásahy a pravděpodobně by vedla je stejným výsledkům, jak vyplývá z výsledků porovnání jednotlivých nástrojů.</text:p>
      <text:h text:style-name="Heading_20_3" text:outline-level="3">4.6.2 Úprava JHOVE2</text:h>
      <text:p text:style-name="P2">Nástroj JHOVE2 je implementován v programovacím jazyce Java, jak jsem zmínil již výše. Jelikož je napsán tak, aby ho bylo možné spouštět z příkazového řádku, musel jsem provést změny, který by mi umožnili spouštět jej přímo z těla programu WARCTOOLS. / hanzo. Bylo tedy nutno implementovat další třídu.</text:p>
      <text:p text:style-name="P2">Výsledná třída je tedy spuštěna přímo z programu WARCTOOLS. / hanzo a obstará inicializaci a předání instrukcí nástroji JHOVE2, který prak provede všechny operace a vytvoří výstupný soubor. P<text:span text:style-name="T8">roblémem bylo, že program JHOVE2 neumožňuje vícenásobné spuštění, jelikož pro každé spuštění musí znova inicializovat svojí </text:span><text:span text:style-name="T4">Berkeley DB</text:span><text:span text:style-name="T8"> databázi – což by při implementaci do progamu </text:span><text:span text:style-name="T4">arc2warc</text:span><text:span text:style-name="T8"> působilo problémy. Proto bylo v mnou implementované třídě umožněno, aby mohl zpracovat libovolné množství souborů najednou. </text:span>JHOVE2 dovede zpracovat díky úpravě libovolné množství souborů a pro ně vytvořit výstupní soubor s analýzou jejich obsahu. Ukázku této třídy je možno najít v příloze AK. </text:p>
      <text:h text:style-name="P18" text:outline-level="3">4.6.2 Úprava <text:bookmark-start text:name="__DdeLink__2073_1653336233"/><text:bookmark-start text:name="__DdeLink__1633_1653336233"/>WARCTOOLS. / hanzo<text:bookmark-end text:name="__DdeLink__2073_1653336233"/><text:bookmark-end text:name="__DdeLink__1633_1653336233"/></text:h>
      <text:p text:style-name="Text_20_body"><text:span text:style-name="T1">Při úpravě nástroje WARCTOOLS. / hanzo stačilo upravit pouze program </text:span><text:span text:style-name="T6">arc2warc.py.</text:span><text:span text:style-name="T9"> </text:span></text:p>
      <text:p text:style-name="Text_20_body"><text:span text:style-name="T9">Bylo nutné provést takové změny, aby bylo možno přímo při jeho běhu spouštět Java aplikaci. A upravit program tak, aby bylo možno přistupovat k jednotlivým souborům uvnitř arc archivu. Dalším problémem bylo, že program JHOVE2 neumožňuje vícenásobné </text:span><text:soft-page-break/><text:span text:style-name="T9">spuštění. Opakovaná inicializace by však byla výpočetně velmi náročná</text:span><text:span text:style-name="T9"><text:note text:id="ftn0" text:note-class="footnote"><text:note-citation>55</text:note-citation><text:note-body><text:p text:style-name="Footnote">Typický archiv je má velikost 100 MB a obsahuje stovky až tisíce souborů.</text:p></text:note-body></text:note></text:span><text:span text:style-name="T9">.</text:span></text:p>
      <text:p text:style-name="P2">Program pracuje tak, že během převodu archivu si do dočasného adresáře ukládá jednotlivé soubory, která zpracuje a přidá do warc archivu. Potom, co je warc archiv hotový, se spustí JHOVE2, který provede analýzu všech souborů v archivu. Pro tyto účely bylo potřeba použít výše zmíněný nástroj Jpype, který umožňuje efektivně spouštět Java aplikace v rámci skriptů v jazyce Python.</text:p>
      <text:p text:style-name="P2">Ukázku upraveného programu <text:span text:style-name="T4">arc2warc.py</text:span><text:span text:style-name="T8"> pod názvem </text:span><text:span text:style-name="T4">arc2warc_jhove2.py.</text:span> nabízím v příloze AL, kde jsou i moje komentáře k úpravám zdrojového kódu.</text:p>
      <text:h text:style-name="P17" text:outline-level="2">4.7 Výstupy z analýzy obsahu převáděných archivů</text:h>
      <text:h text:style-name="P16" text:outline-level="1">5 Závěr</text:h>
      <text:p text:style-name="Text_20_body">Napiš, že výstupy použiješ jako zprávu pro Národní knihovnu</text:p>
      <text:h text:style-name="P16" text:outline-level="1">Seznam literatury</text:h>
      <text:p text:style-name="seznam_20_literatury">[1]<text:tab/>Co je WebArchiv?. WEBARCHIV. <text:span text:style-name="T4">WebArchiv</text:span> [online]. 21.3.2012 [cit. 2012-03-<text:tab/>21]. Dostupné z: &lt;http://www.webarchiv.cz&gt;.</text:p>
      <text:p text:style-name="seznam_20_literatury">[2]<text:tab/>Charakteristika Webarchivu. WEBARCHIV. <text:span text:style-name="T4">Webarchiv</text:span> [online]. 21.3.2012 [cit. <text:tab/>2012-03-21]. Dostupné z: &lt;http://www.webarchiv.cz/wainfo/&gt;.</text:p>
      <text:p text:style-name="seznam_20_literatury">[3]<text:tab/>Dokumenty. WEBARCHIV. <text:span text:style-name="T4">Webarchiv</text:span> [online]. 21.3.2012 [cit. 2012-03-21]. <text:tab/>Dostupné z: &lt;http://www.webarchiv.cz/dokumenty/&gt;.</text:p>
      <text:p text:style-name="seznam_20_literatury">[4]<text:tab/>CELBOVÁ, Ludmila. <text:span text:style-name="T4">Registrace, ochrana a zpřístupnění domácích <text:tab/>elektronických zdrojů v síti Internet</text:span>. 2000. Dostupné z: <text:tab/>&lt;http://www.webarchiv.cz/files/dokumenty/zpravy/zprava2000.pdf&gt;.</text:p>
      <text:p text:style-name="seznam_20_literatury">[5]<text:tab/>CELBOVÁ, Ludmila. <text:span text:style-name="T4">Registrace, ochrana a zpřístupnění domácích <text:tab/>elektronických zdrojů v síti Internet</text:span>. 2002. Dostupné z:<text:tab/>&lt;http://www.webarchiv.cz/files/dokumenty/zpravy/zprava2001/zprava2001.pdf&gt;.</text:p>
      <text:p text:style-name="seznam_20_literatury">[6]<text:tab/>CELBOVÁ, Ludmila. <text:span text:style-name="T4">WebArchiv - vytvoření podmínek pro zpřístupnění českých <text:tab/>webových zdrojů: knihovnické, legislativní a technické aspekty</text:span>. 2003. Dostupné z: <text:tab/>&lt;http://www.webarchiv.cz/files/dokumenty/zpravy/zprava2002.pdf&gt;.</text:p>
      <text:p text:style-name="seznam_20_literatury">[7]<text:tab/>STOKLASOVÁ, Bohdana. <text:span text:style-name="T4">Budování vzájemně kompatibilních informačních <text:tab/>systémů pro přístup k heterogenním informačním zdrojům a jejich zastřešení <text:tab/>prostřednictvím Jednotné informační brány</text:span>. 2004. Dostupné z: <text:tab/>&lt;http://webarchiv.cz/files/dokumenty/zpravy/Zamer2004Zpravatextrev.doc&gt;.</text:p>
      <text:p text:style-name="seznam_20_literatury">[8]<text:tab/>STOKLASOVÁ, Bohdana. <text:span text:style-name="T4">Budování vzájemně kompatibilních informačních <text:tab/>systémů pro přístup k heterogenním informačním zdrojům a jejich zastřešení <text:tab/>prostřednictvím Jednotné informační brány</text:span>. 2005. Dostupné z: <text:tab/>&lt;http://webarchiv.cz/files/dokumenty/zpravy/Zamer2005Zpravatext.doc&gt;.</text:p>
      <text:p text:style-name="seznam_20_literatury">[9]<text:tab/>CELBOVÁ, Ludmila. <text:span text:style-name="T4">Ochrana a trvalé zpřístupnění webových zdrojů jako <text:tab/>součásti národního kulturního dědictví</text:span>. 2006. Dostupné z: <text:tab/>&lt;http://webarchiv.cz/files/dokumenty/zpravy/zprava-VaV_2006-final.rtf&gt;.</text:p>
      <text:p text:style-name="seznam_20_literatury">[10]<text:tab/>WEBARCHIV. <text:span text:style-name="T4">Zpráva WebArchiv - obnova dat - 2007</text:span>. Brno, 2007. Dostupné z: <text:tab/>&lt;https://docs.google.com/Doc?<text:tab/>docid=0AbRV47jJIQggZG5qOHJtZF8yNmRjanM1dg&amp;hl=cs&gt;.</text:p>
      <text:p text:style-name="seznam_20_literatury">[11]<text:tab/>CELBOVÁ, Ludmila. <text:span text:style-name="T4">Ochrana a trvalé zpřístupnění webových zdrojů jako </text:span><text:soft-page-break/><text:span text:style-name="T4"><text:tab/>součásti národního kulturního dědictví</text:span>. 2007. Dostupné z: <text:tab/>&lt;http://webarchiv.cz/files/dokumenty/zpravy/zprava2007.pdf&gt;.</text:p>
      <text:p text:style-name="seznam_20_literatury">[12]<text:tab/>COUFAL, Libor. <text:span text:style-name="T4">Ochrana a trvalé zpřístupnění webových zdrojů jako součásti <text:tab/>národního kulturního dědictví</text:span>. 2008. Dostupné z: <text:tab/>&lt;http://www.webarchiv.cz/files/dokumenty/zpravy/zprava2008.pdf&gt;.</text:p>
      <text:p text:style-name="seznam_20_literatury">[13]<text:tab/>WEBARCHIV. <text:span text:style-name="T4">Zpráva WebArchiv - VISK - 2009. Brno, 2009</text:span>. Dostupné z: <text:tab/>&lt;https://docs.google.com/Doc?<text:tab/>docid=0AbRV47jJIQggZG5qOHJtZF80NngybjZ3aGY&amp;hl=cs&gt;.</text:p>
      <text:p text:style-name="seznam_20_literatury">[14]<text:tab/>WEBARCHIV. <text:span text:style-name="T4">Zpráva WebArchiv - Věda a výzkum - 2010</text:span>. Brno, 2010. Dostupné <text:tab/>z: &lt;https://docs.google.com/Doc?<text:tab/>docid=0AbRV47jJIQggZG5qOHJtZF8xOGZ4YzNoamRy&amp;hl=cs&gt;.</text:p>
      <text:p text:style-name="seznam_20_literatury">[15]<text:tab/>WEBARCHIV. <text:span text:style-name="T4">Zpráva WebArchiv - VISK - 2010</text:span>. Brno, 2010. Dostupné z: <text:tab/>&lt;https://docs.google.com/Doc?d<text:tab/>ocid=0AbRV47jJIQggZG5qOHJtZF8xN2Q2cnpxcmZm&amp;hl=cs&gt;.</text:p>
      <text:p text:style-name="seznam_20_literatury">[16]<text:tab/>Celoplošné sklizně. WEBARCHIV. <text:span text:style-name="T4">Webarchiv</text:span> [online]. 21.3.2012 [cit. 2012-03-<text:tab/>21]. Dostupné z: &lt;http://www.webarchiv.cz/celoplosne-sklizne/&gt;.</text:p>
      <text:p text:style-name="seznam_20_literatury">[17]<text:tab/>CC info. WEBARCHIV. <text:span text:style-name="T4">Webarchiv</text:span> [online]. 21.3.2012 [cit. 2012-03-21]. <text:tab/>Dostupné z: &lt;http://www.webarchiv.cz/ccinfo/&gt;.</text:p>
      <text:p text:style-name="seznam_20_literatury">[18]<text:tab/>Gruber, Lukáš. <text:span text:style-name="T4">Licence Creative Commons a perspektiva jejich zavedení do <text:tab/>českého prostředí</text:span>. Ikaros [online]. 2008, roč. 12, č. 3 [cit. 21.03.2012]. Dostupný <text:tab/>z: &lt;http://www.ikaros.cz/node/4612&gt;. URN-NBN:cz-ik4612. ISSN 1212-5075.</text:p>
      <text:p text:style-name="seznam_20_literatury">[19]<text:tab/>JANSA, Petr. <text:span text:style-name="T4">Právní aspekty implementace projektu „Creative Commons“ <text:tab/>v České republice</text:span>. Praha, 2008. Dostupné z: <text:tab/>&lt;http://www.creativecommons.cz/wp-<text:tab/>content/uploads/dp_petr_jansa_komplet_xmp.pdf&gt;. Diplomová práce. <text:tab/>Univerzita Karlova.</text:p>
      <text:p text:style-name="seznam_20_literatury">[20]<text:tab/>Partneři projektu. WEBARCHIV. <text:span text:style-name="T4">Webarchiv</text:span> [online]. 21.3.2012 [cit. 2012-03-<text:tab/>21]. Dostupné z: &lt;http://www.webarchiv.cz/partneri-projektu/&gt;.</text:p>
      <text:p text:style-name="seznam_20_literatury">[21]<text:tab/>Pro vydavatele. WEBARCHIV. <text:span text:style-name="T4">Webarchiv</text:span> [online]. 21.3.2012 [cit. 2012-03-21]. <text:tab/>Dostupné z: &lt;http://www.webarchiv.cz/vydavatele/&gt;.</text:p>
      <text:p text:style-name="seznam_20_literatury">[22]<text:tab/>Partneři. WEBARCHIV. <text:span text:style-name="T4">Webarchiv</text:span> [online]. 21.3.2012 [cit. 2012-03-21]. <text:tab/>Dostupné z: &lt;http://www.webarchiv.cz/partneri&gt;.</text:p>
      <text:p text:style-name="seznam_20_literatury"><text:soft-page-break/>[23]<text:tab/>Doporučit zdroj. WEBARCHIV. <text:span text:style-name="T4">Webarchiv</text:span> [online]. 21.3.2012 [cit. 2012-03-<text:tab/>21]. Dostupné z: &lt;http://www.webarchiv.cz/formular-url/&gt;.</text:p>
      <text:p text:style-name="seznam_20_literatury">[24]<text:tab/>Kritéria. WEBARCHIV. <text:span text:style-name="T4">Webarchiv</text:span> [online]. 21.3.2012 [cit. 2012-03-21]. <text:tab/>Dostupné z: &lt;http://www.webarchiv.cz/kriteria/&gt;.</text:p>
      <text:p text:style-name="seznam_20_literatury">[25]<text:tab/>BARTOŠEK, Miroslav. <text:span text:style-name="T4">Systém pro správu procesu archivace webových <text:tab/>informačních zdrojů.</text:span> Brno, 2009. Dostupné z: <text:tab/>&lt;http://is.muni.cz/th/173018/fi_b/&gt;. <text:tab/>Bakalářské práce. Masarykova univerzita.</text:p>
      <text:p text:style-name="seznam_20_literatury">[26]<text:tab/>KUSALÍK, Filip. <text:span text:style-name="T4">Identifikace a omezení přístupu k „nevhodným“ stránkám <text:tab/>ve webovém archivu</text:span>. Brno, 2009. Dostupné z: <text:tab/>&lt;http://is.muni.cz/th/173018/fi_b/&gt;. Bakalářské práce. Masarykova univerzita.</text:p>
      <text:p text:style-name="seznam_20_literatury">[27]<text:tab/>VLČEK, Ivan. <text:span text:style-name="T4">Rozpoznání a archivace českého webu mimo národní doménu</text:span><text:span text:style-name="T8">. <text:tab/>Brno</text:span>, 2008. Dostupné z: &lt;http://is.muni.cz/th/172585/fi_b/&gt;. Bakalářské práce. <text:tab/>Masarykova univerzita.</text:p>
      <text:p text:style-name="seznam_20_literatury">[28]<text:tab/>BELLA, Martin. <text:span text:style-name="T4">Implementace OAI-PMH pro český WebArchiv</text:span>. Brno, 2008. <text:tab/>Dostupné z: &lt;http://is.muni.cz/th/98989/fi_b&gt;. Bakalářské práce. Masarykova <text:tab/>univerzita.</text:p>
      <text:p text:style-name="seznam_20_literatury">[29]<text:tab/>JELÍNKOVÁ, Lenka. <text:span text:style-name="T4">Bibliografický popis elektronických online zdrojů <text:tab/>v zahraniční a domácí katalogizační praxi</text:span>. Praha, 2006. Dostupné z: <text:tab/>&lt;http://www.webarchiv.cz/files/dokumenty/ostatni/DPjelinkova2006.pdf&gt;. <text:tab/>Diplomová práce. Univerzita Karlova.</text:p>
      <text:p text:style-name="seznam_20_literatury">[30]<text:tab/>MATĚJKA, Lukáš. <text:span text:style-name="T4">Zpřístupnění archivu českého webu</text:span>. Brno, 2006. Dostupné z: <text:tab/>&lt;http://is.muni.cz/th/49968/fi_m&gt;. Diplomová práce. Masarykova univerzita.</text:p>
      <text:p text:style-name="seznam_20_literatury">[31]<text:tab/>ŠKODOVÁ, Markéta. <text:span text:style-name="T4">Strategie archivace elektronických online zdrojů a <text:tab/>politika jejich výběru do digitálního archivu (se zaměřením na český systém <text:tab/>WebArchiv)</text:span>. Praha, 2005. Dostupné z: <text:tab/>&lt;http://www.webarchiv.cz/files/dokumenty/zpravy/skodova.doc&gt;. Diplomová <text:tab/>práce. Univerzita Karlova.</text:p>
      <text:p text:style-name="seznam_20_literatury">[32]<text:tab/>Arc File Format Reference. INTERNET ARCHIVE. <text:span text:style-name="T4">Internet Archive</text:span> [online]. <text:tab/>[cit. 2012-03-21]. Dostupné z: <text:tab/>&lt;http://www.archive.org/web/researcher/ArcFileFormat.php&gt;.</text:p>
      <text:p text:style-name="seznam_20_literatury">[33]<text:tab/>ARC to WARC (to ARC). IA Webteam Confluence. <text:span text:style-name="T4">IA Webteam Confluence.</text:span><text:span text:style-name="T8"> <text:tab/>[online]. [cit. 2012-03-21]. Dostupné z: </text:span><text:soft-page-break/><text:span text:style-name="T8"><text:tab/>&lt;</text:span>https://webarchive.jira.com/wiki/display/Heritrix/ARC+to+WARC+<text:tab/>%28to+ARC%29&gt;.</text:p>
      <text:p text:style-name="textove_20_prilohy_20_komentar"/>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1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4.99mm" fo:margin-left="30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48</text:page-number> –</text:p>
      </style:footer>
    </style:master-page>
    <style:master-page style:name="HTML" style:page-layout-name="Mpm2">
      <style:header>
        <text:p text:style-name="Header"/>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3T21:01:57</dc:date>
    <dc:creator>Martin Prokop</dc:creator>
    <meta:editing-duration>P4DT19H33M21S</meta:editing-duration>
    <meta:editing-cycles>2497</meta:editing-cycles>
    <meta:document-statistic meta:table-count="1" meta:image-count="0" meta:object-count="0" meta:page-count="48" meta:paragraph-count="559" meta:word-count="10293" meta:character-count="72632" meta:non-whitespace-character-count="62977"/>
  </office:meta>
</office:document-meta>
</file>